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e33" officeooo:paragraph-rsid="000d6e33"/>
    </style:style>
    <style:style style:name="P2" style:family="paragraph" style:parent-style-name="Standard">
      <style:text-properties officeooo:rsid="000e22e0" officeooo:paragraph-rsid="000e22e0"/>
    </style:style>
    <style:style style:name="P3" style:family="paragraph" style:parent-style-name="Standard">
      <style:text-properties officeooo:rsid="0010b2ba" officeooo:paragraph-rsid="0010b2ba"/>
    </style:style>
    <style:style style:name="P4" style:family="paragraph" style:parent-style-name="Standard">
      <style:text-properties officeooo:rsid="0015ee50" officeooo:paragraph-rsid="0015ee50"/>
    </style:style>
    <style:style style:name="T1" style:family="text">
      <style:text-properties officeooo:rsid="0010b2ba"/>
    </style:style>
    <style:style style:name="T2" style:family="text">
      <style:text-properties officeooo:rsid="0011539f"/>
    </style:style>
    <style:style style:name="T3" style:family="text">
      <style:text-properties officeooo:rsid="0012d810"/>
    </style:style>
    <style:style style:name="T4" style:family="text">
      <style:text-properties officeooo:rsid="0016c5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1) </text:span>To Get the details of a particular port running on system</text:p>
      <text:p text:style-name="P1"/>
      <text:p text:style-name="P2"><text:span text:style-name="T1">=&gt; </text:span>lsof -i :&lt;PortNumber&gt;</text:p>
      <text:p text:style-name="P2"/>
      <text:p text:style-name="P4">from here we can get pid of that process</text:p>
      <text:p text:style-name="P2"/>
      <text:p text:style-name="P2"/>
      <text:p text:style-name="P3"><text:span text:style-name="T4">2) </text:span>To kill the process</text:p>
      <text:p text:style-name="P3"/>
      <text:p text:style-name="P3">=&gt; kill <text:s/><text:span text:style-name="T3">&lt;</text:span><text:span text:style-name="T2">Pid</text:span><text:span text:style-name="T3">&gt;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04:18:24.514867859</meta:creation-date>
    <dc:date>2023-01-10T04:20:49.187744286</dc:date>
    <meta:editing-duration>PT2M1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3" meta:character-count="160" meta:non-whitespace-character-count="131"/>
  </office:meta>
</office:document-meta>
</file>